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orem Ipsu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Lor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thereau</meta:initial-creator>
    <meta:creation-date>2017-11-24T10:22:43.443242728</meta:creation-date>
    <dc:date>2017-11-24T10:23:48.794208591</dc:date>
    <dc:creator>Daniel Berthereau</dc:creator>
    <meta:editing-duration>PT1M5S</meta:editing-duration>
    <meta:editing-cycles>1</meta:editing-cycles>
    <meta:document-statistic meta:table-count="1" meta:cell-count="11" meta:object-count="0"/>
    <meta:generator>LibreOffice/5.4.2.2.0$Linux_X86_64 LibreOffice_project/40m0$Build-2</meta:generator>
  </office:meta>
</office:document-meta>
</file>